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el" style:master-page-name="MP0" style:family="paragraph">
      <style:paragraph-properties fo:break-before="page"/>
    </style:style>
    <style:style style:name="T3" style:parent-style-name="Standaardalinea-lettertype" style:family="text">
      <style:text-properties fo:font-weight="bold" style:font-weight-asian="bold"/>
    </style:style>
    <style:style style:name="T4" style:parent-style-name="Standaardalinea-lettertype" style:family="text">
      <style:text-properties fo:font-weight="bold" style:font-weight-asian="bold"/>
    </style:style>
    <style:style style:name="P5" style:parent-style-name="Standaard" style:family="paragraph">
      <style:text-properties style:text-underline-type="single" style:text-underline-style="solid" style:text-underline-width="auto" style:text-underline-mode="continuous"/>
    </style:style>
    <style:style style:name="P6" style:parent-style-name="Lijstalinea" style:family="paragraph"/>
    <style:style style:name="T7" style:parent-style-name="Standaardalinea-lettertype" style:family="text">
      <style:text-properties fo:font-weight="bold" style:font-weight-asian="bold"/>
    </style:style>
    <style:style style:name="P8" style:parent-style-name="Lijstalinea" style:family="paragraph"/>
    <style:style style:name="T9" style:parent-style-name="Standaardalinea-lettertype" style:family="text">
      <style:text-properties fo:font-weight="bold" style:font-weight-asian="bold"/>
    </style:style>
    <style:style style:name="P10" style:parent-style-name="Lijstalinea" style:family="paragraph"/>
    <style:style style:name="T11" style:parent-style-name="Standaardalinea-lettertype" style:family="text">
      <style:text-properties fo:font-weight="bold" style:font-weight-asian="bold"/>
    </style:style>
    <style:style style:name="T12" style:parent-style-name="Standaardalinea-lettertype" style:family="text">
      <style:text-properties fo:font-weight="bold" style:font-weight-asian="bold"/>
    </style:style>
    <style:style style:name="T13" style:parent-style-name="Standaardalinea-lettertype" style:family="text">
      <style:text-properties fo:font-weight="bold" style:font-weight-asian="bold"/>
    </style:style>
    <style:style style:name="P14" style:parent-style-name="Standaard" style:family="paragraph">
      <style:text-properties style:text-underline-type="single" style:text-underline-style="solid" style:text-underline-width="auto" style:text-underline-mode="continuous"/>
    </style:style>
    <style:style style:name="P15" style:parent-style-name="Lijstalinea" style:family="paragraph"/>
    <style:style style:name="T16" style:parent-style-name="Standaardalinea-lettertype" style:family="text">
      <style:text-properties style:text-underline-type="single" style:text-underline-style="solid" style:text-underline-width="auto" style:text-underline-mode="continuous"/>
    </style:style>
    <style:style style:name="P17" style:parent-style-name="Lijstalinea" style:family="paragraph"/>
    <style:style style:name="T18" style:parent-style-name="Standaardalinea-lettertype" style:family="text">
      <style:text-properties style:text-underline-type="single" style:text-underline-style="solid" style:text-underline-width="auto" style:text-underline-mode="continuous"/>
    </style:style>
    <style:style style:name="T19" style:parent-style-name="Standaardalinea-lettertype" style:family="text">
      <style:text-properties style:text-underline-type="single" style:text-underline-style="solid" style:text-underline-width="auto" style:text-underline-mode="continuous"/>
    </style:style>
    <style:style style:name="P20" style:parent-style-name="Lijstalinea" style:family="paragraph"/>
    <style:style style:name="T21" style:parent-style-name="Standaardalinea-lettertype" style:family="text">
      <style:text-properties style:text-underline-type="single" style:text-underline-style="solid" style:text-underline-width="auto" style:text-underline-mode="continuous"/>
    </style:style>
    <style:style style:name="P22" style:parent-style-name="Lijstalinea" style:family="paragraph"/>
    <style:style style:name="T23" style:parent-style-name="Standaardalinea-lettertype" style:family="text">
      <style:text-properties style:text-underline-type="single" style:text-underline-style="solid" style:text-underline-width="auto" style:text-underline-mode="continuous"/>
    </style:style>
    <style:style style:name="T24" style:parent-style-name="Standaardalinea-lettertype" style:family="text">
      <style:text-properties style:text-underline-type="single" style:text-underline-style="solid" style:text-underline-width="auto" style:text-underline-mode="continuous"/>
    </style:style>
    <style:style style:name="P25" style:parent-style-name="Lijstalinea" style:family="paragraph"/>
    <style:style style:name="T26" style:parent-style-name="Standaardalinea-lettertype" style:family="text">
      <style:text-properties style:text-underline-type="single" style:text-underline-style="solid" style:text-underline-width="auto" style:text-underline-mode="continuous"/>
    </style:style>
    <style:style style:name="P27" style:parent-style-name="Lijstalinea" style:family="paragraph"/>
    <style:style style:name="T28" style:parent-style-name="Standaardalinea-lettertype" style:family="text">
      <style:text-properties style:text-underline-type="single" style:text-underline-style="solid" style:text-underline-width="auto" style:text-underline-mode="continuous"/>
    </style:style>
    <style:style style:name="P29" style:parent-style-name="Lijstalinea" style:family="paragraph"/>
    <style:style style:name="P30" style:parent-style-name="Lijstalinea" style:family="paragraph"/>
    <style:style style:name="P31" style:parent-style-name="Lijstalinea" style:family="paragraph"/>
    <style:style style:name="P32" style:parent-style-name="Lijstalinea" style:family="paragraph"/>
    <style:style style:name="P33" style:parent-style-name="Lijstalinea" style:family="paragraph"/>
    <style:style style:name="T34" style:parent-style-name="Standaardalinea-lettertype" style:family="text">
      <style:text-properties fo:font-weight="bold" style:font-weight-asian="bold"/>
    </style:style>
  </office:automatic-styles>
  <office:body>
    <office:text text:use-soft-page-breaks="true">
      <text:p text:style-name="P1">Webdesign opdrachtenblad</text:p>
      <text:h text:style-name="Kop1" text:outline-level="1">Inleiding</text:h>
      <text:p text:style-name="Standaard">Doorheen deze opdrachten zullen jullie een basis website creëren. Maak hiervoor gebruik van de<text:s/><text:span text:style-name="T3">handleiding</text:span><text:s/>die jullie van de leerkrachten hebben gekregen. Als jullie vast komen te zitten, kunnen jullie altijd<text:s/><text:span text:style-name="T4">online</text:span><text:s/>extra hulp vinden!</text:p>
      <text:h text:style-name="Kop1" text:outline-level="1">Opdracht 1</text:h>
      <text:p text:style-name="P5">Gegeven</text:p>
      <text:list text:style-name="LFO5" text:continue-numbering="true">
        <text:list-item>
          <text:p text:style-name="P6">Een<text:s/><text:span text:style-name="T7">index.html</text:span><text:s/>bestand waarin de tekst van de website staat.<text:s/>De<text:s/>index dient als startpagina.</text:p>
        </text:list-item>
        <text:list-item>
          <text:p text:style-name="P8">Een<text:s/><text:span text:style-name="T9">opmaak.css</text:span><text:s/>bestand waarin jullie de CSS code zullen schrijven!</text:p>
        </text:list-item>
        <text:list-item>
          <text:p text:style-name="P10">Om jullie website live te zien, gebruik je de locatie waar de HTML in staat opgeslagen:<text:s/><text:span text:style-name="T11">file:///C:/Users/Gebruiker/</text:span><text:span text:style-name="T12">Desktop</text:span><text:span text:style-name="T13">/index.html</text:span></text:p>
        </text:list-item>
      </text:list>
      <text:p text:style-name="P14"/>
      <text:list text:style-name="LFO3" text:continue-numbering="true">
        <text:list-item>
          <text:p text:style-name="P15">Momenteel is er nog geen link tussen het HTML-bestand en het CSS-bestand. Bijgevolg weet de HTML dus niet wat er in de CSS staat gecodeerd. Zorg dat er een<text:s/><text:span text:style-name="T16">link</text:span><text:s/>is tussen de twee bestanden.</text:p>
        </text:list-item>
        <text:list-item>
          <text:p text:style-name="P17">Geef<text:s/>jullie startpagina<text:s/>een toepasselijke titel. Deze moet te onderscheiden zijn van de andere tekst. Voorzie een ander<text:s/><text:span text:style-name="T18">lettertype</text:span><text:s/>en een<text:s/><text:span text:style-name="T19">kleur</text:span><text:s/>hiervoor.</text:p>
        </text:list-item>
        <text:list-item>
          <text:p text:style-name="P20">Voorzie een toepasselijke<text:s/><text:span text:style-name="T21">afbeelding</text:span><text:s/>voor jullie onderwerp op de website. Zorg ervoor dat de grootte hiervan ingesteld staat op 600px op 400px.</text:p>
        </text:list-item>
        <text:list-item>
          <text:p text:style-name="P22">Zorg ervoor dat jullie geschreven tekst opgedeeld staat in verschillende<text:s/><text:span text:style-name="T23">alinea’s</text:span>. Voorzie voor deze tekst ook goede<text:s/><text:span text:style-name="T24">opmaak</text:span>.</text:p>
        </text:list-item>
        <text:list-item>
          <text:p text:style-name="P25">Geef de startpagina een toepasselijke<text:s/><text:span text:style-name="T26">achtergrondkleur</text:span>. Zorg er wel voor dat deze de leesbaarheid van de tekst niet verpest!</text:p>
        </text:list-item>
        <text:list-item>
          <text:p text:style-name="P27">Voorzie informatie in de<text:s/><text:span text:style-name="T28">footer</text:span><text:s/>over de makers van de website. Je kan eventueel online naar voorbeelden op zoek gaan.<text:s/></text:p>
        </text:list-item>
      </text:list>
      <text:h text:style-name="Kop1" text:outline-level="1">Opdracht 2</text:h>
      <text:p text:style-name="Standaard">Nu dat jullie startpagina af is, is het tijd om jullie website uit te breiden. Schrijf een tweede HTML-bestand waarin de code voor jullie tweede webpagina in zal terug te vinden zijn.</text:p>
      <text:p text:style-name="Standaard">Zorg dat volgende zaken aanwezig zijn:</text:p>
      <text:list text:style-name="LFO6" text:continue-numbering="true">
        <text:list-item>
          <text:p text:style-name="P29">Een opsomming over jullie onderwerp (soorten dieren, attracties, afleveringen,…)</text:p>
        </text:list-item>
        <text:list-item>
          <text:p text:style-name="P30">Enkele afbeeldingen die op een overzichtelijke manier onder elkaar staan</text:p>
        </text:list-item>
        <text:list-item>
          <text:p text:style-name="P31">Toepasselijke tekst over de info op deze webpagina met een correcte indeling en opmaak</text:p>
        </text:list-item>
        <text:list-item>
          <text:p text:style-name="P32">Zorg dat je van deze pagina kan surfen naar de startpagina en omgekeerd</text:p>
        </text:list-item>
        <text:list-item>
          <text:p text:style-name="P33">Voorzie enkele klikbare links naar reeds bestaande websites over jullie onderwerp</text:p>
        </text:list-item>
      </text:list>
      <text:h text:style-name="Kop1" text:outline-level="1">Opdracht 3</text:h>
      <text:p text:style-name="Standaard">Een belangrijke taak bij een website is om te voorzien dat deze ook kan werken voor smartphones. Deze code moet ook aanwezig zijn in jullie website. Ga online eens op zoek naar het gebruik van<text:s/><text:span text:style-name="T34">media queries</text:span><text:s/>en hoe jullie dezen kunnen gebruiken. De leerkrachten kunnen jullie hier ook bij help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Titel" style:display-name="Titel" style:family="paragraph" style:parent-style-name="Standaard" style:next-style-name="Standaard">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Lijstalinea" style:display-name="Lijstalinea" style:family="paragraph" style:parent-style-name="Standaard">
      <style:paragraph-properties fo:margin-left="0.5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Onopgelostemelding" style:display-name="Onopgeloste melding" style:family="text" style:parent-style-name="Standaardalinea-lettertype">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text-underline-type="none"/>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Standaardalinea-lettertype" style:family="text">
      <style:text-properties fo:language="nl" fo:country="NL"/>
    </style:style>
  </office:automatic-styles>
  <office:master-styles>
    <style:master-page style:name="MP0" style:page-layout-name="PL0">
      <style:footer>
        <text:p text:style-name="Voettekst">Webdesign<text:s/>opdrachtenblad<text:tab/><text:tab/><text:span text:style-name="T2"><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bruiker</meta:initial-creator>
    <dc:creator>Gebruiker</dc:creator>
    <meta:creation-date>2018-05-11T19:05:00Z</meta:creation-date>
    <dc:date>2018-05-11T19:45:00Z</dc:date>
    <meta:template xlink:href="Normal.dotm" xlink:type="simple"/>
    <meta:editing-cycles>13</meta:editing-cycles>
    <meta:editing-duration>PT2280S</meta:editing-duration>
    <meta:document-statistic meta:page-count="1" meta:paragraph-count="4" meta:word-count="365" meta:character-count="2373" meta:row-count="16" meta:non-whitespace-character-count="2012"/>
  </office:meta>
</office:document-meta>
</file>